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lá, Israel Machado de Borba! Sua</text:p>
      <text:p text:style-name="Standard">fatura com vencimento em Novembro</text:p>
      <text:p text:style-name="Standard">chegou no valor de R$ 8.995,98.</text:p>
      <text:p text:style-name="Standard">Data do vencimento: 10 de Novembro</text:p>
      <text:p text:style-name="Standard">Limite total: R$ 164.600,00</text:p>
      <text:p text:style-name="Standard">Opções de pagamento</text:p>
      <text:p text:style-name="Standard">2. Pagamento mínimo ou parcial3. Parcelamento em 3x</text:p>
      <text:p text:style-name="Standard">R$ 8.995,98A partir de R$ 1.349,40Entrada + 2x de R$ 3.117,56</text:p>
      <text:p text:style-name="Standard">Sempre a sua melhor opção. Evite</text:p>
      <text:p text:style-name="Standard">juros ou qualquer outro tipo de</text:p>
      <text:p text:style-name="Standard">encargo.Pague qualquer valor da fatura</text:p>
      <text:p text:style-name="Standard">entre o mínimo e o total. A</text:p>
      <text:p text:style-name="Standard">diferença é cobrada com juros e</text:p>
      <text:p text:style-name="Standard">impostos na sua próxima fatura.A fatura é dividida em 3 parcelas</text:p>
      <text:p text:style-name="Standard">fixas, sendo uma entrada mais 2</text:p>
      <text:p text:style-name="Standard">parcela(s) com juros e impostos.</text:p>
      <text:p text:style-name="Standard">Confira as condições no app.</text:p>
      <text:p text:style-name="Standard">1. Pagamento total</text:p>
      <text:p text:style-name="Standard">Recomendado</text:p>
      <text:p text:style-name="Standard">Pague com Pix e libere seu limite em minutos</text:p>
      <text:p text:style-name="Standard">É só escanear o QR Code usando o app de qualquer banco para</text:p>
      <text:p text:style-name="Standard">pagar com Pix.</text:p>
      <text:p text:style-name="Standard">Se preferir, você também pode usar o QR Code para pagar com</text:p>
      <text:p text:style-name="Standard">dinheiro em caixas de outros bancos.</text:p>
      <text:p text:style-name="Standard">1 / 11</text:p>
      <text:p text:style-name="Standard">Valor da fatura:</text:p>
      <text:p text:style-name="Standard">R$ 8.995,98</text:p>
      <text:p text:style-name="Standard">Vencimento:</text:p>
      <text:p text:style-name="Standard">10/11/2025</text:p>
      <text:p text:style-name="Standard">Código Pix:</text:p>
      <text:p text:style-name="Standard">Exibir código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Pagamento de fatura</text:p>
      <text:p text:style-name="Standard">Confira as opções e detalhes de pagamento da sua fatura</text:p>
      <text:p text:style-name="Standard">1. Pagamento total</text:p>
      <text:p text:style-name="Standard">R$ 8.995,98</text:p>
      <text:p text:style-name="Standard">Recomendado</text:p>
      <text:p text:style-name="Standard">Em até 11x de R$915,15</text:p>
      <text:p text:style-name="Standard">2. Parcelamento de fatura</text:p>
      <text:p text:style-name="Standard">Confira algumas opções de parcelamento disponíveis</text:p>
      <text:p text:style-name="Standard">Encagos de parcelamento da fatura</text:p>
      <text:p text:style-name="Standard">Você pode simular outras condições no app</text:p>
      <text:p text:style-name="Standard">ParcelamentoTotal a pagarCET</text:p>
      <text:p text:style-name="Standard">Entrada + 2x de R$ 3.117,56R$ 9.352,6861,51% a.a.</text:p>
      <text:p text:style-name="Standard">Entrada + 5x de R$ 1.646,20R$ 9.877,2059,23% a.a.</text:p>
      <text:p text:style-name="Standard">Entrada + 7x de R$ 1.279,54R$ 10.236,3258,75% a.a.</text:p>
      <text:p text:style-name="Standard">Entrada + 9x de R$ 1.060,43R$ 10.604,3058,52% a.a.</text:p>
      <text:p text:style-name="Standard">Entrada + 11x de R$ 915,15R$ 10.981,8058,41% a.a.</text:p>
      <text:p text:style-name="Standard">Juros do parcelamento em 11x3,49% a.m.50,93% a.a.</text:p>
      <text:p text:style-name="Standard">CET do financiamento4,15% a.m.64,05% a.a.</text:p>
      <text:p text:style-name="Standard">IOF do parcelamento</text:p>
      <text:p text:style-name="Standard"><text:soft-page-break/>0,38% + 0,0082% (a.d)</text:p>
      <text:p text:style-name="Standard">R$ 1.349,40</text:p>
      <text:p text:style-name="Standard">3. Pagamento mínimo</text:p>
      <text:p text:style-name="Standard">Composição do pagamento mínimo obrigatório</text:p>
      <text:p text:style-name="Standard">Encargos da próx. fatura | Pgto mínimo obrigatório</text:p>
      <text:p text:style-name="Standard">Caso você realize o pgto mínimo obrigatório, seus encargos serão a partir de:</text:p>
      <text:p text:style-name="Standard">Gastos desta fatura</text:p>
      <text:p text:style-name="Standard">R$ 1.349,40</text:p>
      <text:p text:style-name="Standard">Saldo rotativoR$ 0,00</text:p>
      <text:p text:style-name="Standard">Encargos do crédito rotativoR$ 0,00</text:p>
      <text:p text:style-name="Standard">Encargos de atrasoR$ 0,00</text:p>
      <text:p text:style-name="Standard">Parcelamentos contratadosR$ 0,00</text:p>
      <text:p text:style-name="Standard">TaxasR$ 0,00</text:p>
      <text:p text:style-name="Standard">IOFR$ 0,00</text:p>
      <text:p text:style-name="Standard">Pagamento mínimo obrigatório</text:p>
      <text:p text:style-name="Standard">2 / 11</text:p>
      <text:p text:style-name="Standard">R$ 1.349,40</text:p>
      <text:p text:style-name="Standard">Juros Rotativo14,50% a.m. 419,36% a.a.</text:p>
      <text:p text:style-name="Standard">CET do financiamento15,13% a.m. 454,98% a.a.</text:p>
      <text:p text:style-name="Standard">Encargos e IOF do rotativo</text:p>
      <text:p text:style-name="Standard">IOF do rotativo</text:p>
      <text:p text:style-name="Standard">R$ 1.156,62</text:p>
      <text:p text:style-name="Standard">0,38% + 0,0082% (a.d)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Pagamento de fatura</text:p>
      <text:p text:style-name="Standard">Confira as opções e detalhes de pagamento da sua fatura</text:p>
      <text:p text:style-name="Standard">4. Atrasar ou pagar menos que o mínimo da fatura</text:p>
      <text:p text:style-name="Standard">Não recomendado</text:p>
      <text:p text:style-name="Standard">Ao pagar um valor menor que o mínimo, a fatura entra em atraso</text:p>
      <text:p text:style-name="Standard">Encargos cobrados nesta fatura em caso de atrasoEncargos máximos para o próximo período (10/12)</text:p>
      <text:p text:style-name="Standard">Juros do rotativoJuros máximo do contrato</text:p>
      <text:p text:style-name="Standard">14,50% a. 419,36% a.</text:p>
      <text:p text:style-name="Standard">Juros de mora por atraso - % a.m.1,00%</text:p>
      <text:p text:style-name="Standard">Multa por atraso2,00%</text:p>
      <text:p text:style-name="Standard">IOF de financiamento - % a.m.</text:p>
      <text:p text:style-name="Standard">0,38% + 0,0082% (a.d)</text:p>
      <text:p text:style-name="Standard">22,50% a.m.</text:p>
      <text:p text:style-name="Standard">Encargos do parcelamento pós-rotativo</text:p>
      <text:p text:style-name="Standard">Financiamento do pagamento mínimo obrigatório</text:p>
      <text:p text:style-name="Standard">Juros do financiamento pós-rotativo5,99% a.m. 102,95% a.</text:p>
      <text:p text:style-name="Standard">CET do financiamento6,62% a.m. 118,23% a.</text:p>
      <text:p text:style-name="Standard">IOF do atraso0,38% + 0,0082% (a.d)</text:p>
      <text:p text:style-name="Standard">Atenção</text:p>
      <text:p text:style-name="Standard">Caso você não realize nenhuma das opções de pagamento apresentadas nesta fatura até a data do vencimento, e esteja</text:p>
      <text:p text:style-name="Standard">em atraso, você autoriza o C6 Bank, nos termos do contrato, a realizar o débito em sua conta no valor do pagamento</text:p>
      <text:p text:style-name="Standard">mínimo desta fatura, desde que haja saldo disponível. Dúvidas? Fale com a gente pelos nossos canais de atendimento.</text:p>
      <text:p text:style-name="Standard"><text:soft-page-break/>3 / 11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Pagamento da fatura</text:p>
      <text:p text:style-name="Standard">Detalhes sobre as opções de pagamento da sua fatura.</text:p>
      <text:p text:style-name="Standard">Pagamento mínimo da faturaFatura com saldo positivo</text:p>
      <text:p text:style-name="Standard">Você pode pagar qualquer valor da fatura</text:p>
      <text:p text:style-name="Standard">entre o mínimo e o total. O mínimo,</text:p>
      <text:p text:style-name="Standard">equivalente a 15% do total da fatura, deve</text:p>
      <text:p text:style-name="Standard">ser pago para evitar o atraso.Em alguns casos, o pagamento de</text:p>
      <text:p text:style-name="Standard">despesas no cartão de crédito pode ter</text:p>
      <text:p text:style-name="Standard">sido antecipado ou algum valor</text:p>
      <text:p text:style-name="Standard">estornado.Importante: acompanhe os</text:p>
      <text:p text:style-name="Standard">gastos nas próximas faturas para não</text:p>
      <text:p text:style-name="Standard">deixar nenhum pagamento em aberto.</text:p>
      <text:p text:style-name="Standard">Ao escolher pagar o mínimo, a diferença</text:p>
      <text:p text:style-name="Standard">do valor será cobrada na fatura do mês</text:p>
      <text:p text:style-name="Standard">seguinte com juros do Crédito Rotativo e</text:p>
      <text:p text:style-name="Standard">IOF.</text:p>
      <text:p text:style-name="Standard">Caso você tenha contratado o Crédito</text:p>
      <text:p text:style-name="Standard">Rotativo em faturas anteriores ou tenha</text:p>
      <text:p text:style-name="Standard">contratado o Financiamento Pós-</text:p>
      <text:p text:style-name="Standard">Rotativo, se você pagar o valor mínimo da</text:p>
      <text:p text:style-name="Standard">sua fatura atual, você quita o valor do</text:p>
      <text:p text:style-name="Standard">Crédito Rotativo do último período, bem</text:p>
      <text:p text:style-name="Standard">como eventuais parcelas do</text:p>
      <text:p text:style-name="Standard">Financiamento Pós-Rotativo a vencer</text:p>
      <text:p text:style-name="Standard">nesta fatura, e contrata um crédito</text:p>
      <text:p text:style-name="Standard">rotativo sobre as novas compras que você</text:p>
      <text:p text:style-name="Standard">realizou.</text:p>
      <text:p text:style-name="Standard">Parcelamento de fatura</text:p>
      <text:p text:style-name="Standard">Se preferir, você também pode parcelar</text:p>
      <text:p text:style-name="Standard">o valor total da sua fatura pelo app do</text:p>
      <text:p text:style-name="Standard">C6 Bank. O valor é dividido em entrada +</text:p>
      <text:p text:style-name="Standard">parcelas fixas com juros e IOF. As</text:p>
      <text:p text:style-name="Standard">condições de parcelamento estão</text:p>
      <text:p text:style-name="Standard">disponíveis no app.</text:p>
      <text:p text:style-name="Standard">Portabilidade de crédito</text:p>
      <text:p text:style-name="Standard">Antecipação de fatura</text:p>
      <text:p text:style-name="Standard">É a transferência de uma operação de</text:p>
      <text:p text:style-name="Standard">crédito de uma instituição financeira</text:p>
      <text:p text:style-name="Standard">para outra, com condições mais</text:p>
      <text:p text:style-name="Standard">vantajosas. Você pode solicitar a</text:p>
      <text:p text:style-name="Standard">portabilidade das operações de crédito</text:p>
      <text:p text:style-name="Standard">rotativo e parcelamentos da sua fatura</text:p>
      <text:p text:style-name="Standard">para outra instituição financeira. Acesse</text:p>
      <text:p text:style-name="Standard">seu DDC (Documento Descritivo de</text:p>
      <text:p text:style-name="Standard">Crédito) na área de Cartões no app,</text:p>
      <text:p text:style-name="Standard">tocando em Minha fatura, Informações</text:p>
      <text:p text:style-name="Standard">da Fatura e Meu crédito. Em caso de</text:p>
      <text:p text:style-name="Standard">dúvidas, consulte nossos canais de</text:p>
      <text:p text:style-name="Standard">atendimento.</text:p>
      <text:p text:style-name="Standard"><text:soft-page-break/>Até a data de vencimento da sua fatura,</text:p>
      <text:p text:style-name="Standard">você pode pagar antecipadamente</text:p>
      <text:p text:style-name="Standard">qualquer valor pelo app do C6 Bank. O</text:p>
      <text:p text:style-name="Standard">valor pago antecipadamente é</text:p>
      <text:p text:style-name="Standard">descontado do valor total da fatura</text:p>
      <text:p text:style-name="Standard">assim que ela fechar.</text:p>
      <text:p text:style-name="Standard">A antecipação é só referente aos valores</text:p>
      <text:p text:style-name="Standard">lançados na sua fatura em aberto. Entre</text:p>
      <text:p text:style-name="Standard">em contato com a Central de</text:p>
      <text:p text:style-name="Standard">Atendimento para antecipar compras</text:p>
      <text:p text:style-name="Standard">parceladas.</text:p>
      <text:p text:style-name="Standard">Dúvidas frequentes</text:p>
      <text:p text:style-name="Standard">Quanto tempo leva para compensar o</text:p>
      <text:p text:style-name="Standard">pagamento da fatura?Posso antecipar o pagamento da</text:p>
      <text:p text:style-name="Standard">minha fatura?Como faço para renegociar uma</text:p>
      <text:p text:style-name="Standard">fatura em atraso?</text:p>
      <text:p text:style-name="Standard">Se o pagamento for feito pelo app do</text:p>
      <text:p text:style-name="Standard">C6 Bank, o limite é liberado em poucos</text:p>
      <text:p text:style-name="Standard">minutos e a compensação pode levar</text:p>
      <text:p text:style-name="Standard">até 24h. Já, se o pagamento for feito</text:p>
      <text:p text:style-name="Standard">por outros bancos, pode levar até 3</text:p>
      <text:p text:style-name="Standard">dias úteis.Você pode antecipar o pagamento</text:p>
      <text:p text:style-name="Standard">pelo app do C6 Bank até a data de</text:p>
      <text:p text:style-name="Standard">corte da fatura.</text:p>
      <text:p text:style-name="Standard">Em "Cartões", selecione a fatura, toque</text:p>
      <text:p text:style-name="Standard">em "Antecipar", selecione o valor que</text:p>
      <text:p text:style-name="Standard">quer antecipar e siga os próximos</text:p>
      <text:p text:style-name="Standard">passos.Fale com a gente pelos nossos</text:p>
      <text:p text:style-name="Standard">telefones (11) 2739-3003 (capitais e</text:p>
      <text:p text:style-name="Standard">regiões metropolitanas) ou 0800-777-</text:p>
      <text:p text:style-name="Standard">1150 (demais localidades).</text:p>
      <text:p text:style-name="Standard">Central de relacionamento 24h</text:p>
      <text:p text:style-name="Standard">CHAT PARA CLIENTESSAC</text:p>
      <text:p text:style-name="Standard">No app do C6 Bank0800 660 0060</text:p>
      <text:p text:style-name="Standard">CAPITAIS E REGIÕES METROPOLITANAS3003 6116OUVIDORIA: 9h ÀS 18h</text:p>
      <text:p text:style-name="Standard">SEGUNDA A SEXTA,</text:p>
      <text:p text:style-name="Standard">EXCETO FERIADOS</text:p>
      <text:p text:style-name="Standard">DEMAIS LOCALIDADES0800 660 6060</text:p>
      <text:p text:style-name="Standard">0800 660 6116</text:p>
      <text:p text:style-name="Standard">Débito Automático</text:p>
      <text:p text:style-name="Standard">Programe-se para ter saldo em conta no dia do vencimento</text:p>
      <text:p text:style-name="Standard">da fatura até às 13 horas. Cuidado para não efetuar o</text:p>
      <text:p text:style-name="Standard">pagamento da fatura que já foi realizado. Se quiser pagar</text:p>
      <text:p text:style-name="Standard">manualmente, desative antes o débito automático.</text:p>
      <text:p text:style-name="Standard">WHATSAPP</text:p>
      <text:p text:style-name="Standard">(11) 2832 6088</text:p>
      <text:p text:style-name="Standard">4 / 11</text:p>
      <text:p text:style-name="Standard">© 2022 BANCO C6 S.A. CNPJ: 31.872.495/0001-72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Resumo da fatura</text:p>
      <text:p text:style-name="Standard"><text:soft-page-break/>Compras e pagamentos feitos até o fechamento desta fatura em 31/10/25.</text:p>
      <text:p text:style-name="Standard">Resumo da fatura</text:p>
      <text:p text:style-name="Standard">Valor em reais</text:p>
      <text:p text:style-name="Standard">Compras nacionais</text:p>
      <text:p text:style-name="Standard">8.876,98</text:p>
      <text:p text:style-name="Standard">Compras internacionais114,98</text:p>
      <text:p text:style-name="Standard">Anuidade diferenciada - Parcela 10/1298,00</text:p>
      <text:p text:style-name="Standard">Tarifa de saque0,00</text:p>
      <text:p text:style-name="Standard">Personalização de cartão físico adicional e/ou emissão de 2ª via0,00</text:p>
      <text:p text:style-name="Standard">IOF de financiamento e compras internacionais4,02</text:p>
      <text:p text:style-name="Standard">Juros de financiamento0,00</text:p>
      <text:p text:style-name="Standard">Juros de mora0,00</text:p>
      <text:p text:style-name="Standard">Multas por atraso0,00</text:p>
      <text:p text:style-name="Standard">Valor remanescente da fatura anterior0,00</text:p>
      <text:p text:style-name="Standard">Valores creditados</text:p>
      <text:p text:style-name="Standard">Valor em reais</text:p>
      <text:p text:style-name="Standard">Estornos / Crédito na Fatura</text:p>
      <text:p text:style-name="Standard">(-) 98,00</text:p>
      <text:p text:style-name="Standard">Total a pagar</text:p>
      <text:p text:style-name="Standard">R$ 8.995,98</text:p>
      <text:p text:style-name="Standard">Saldo obrigações futuras</text:p>
      <text:p text:style-name="Standard">R$ 24.098,89</text:p>
      <text:p text:style-name="Standard">Limite de cartão</text:p>
      <text:p text:style-name="Standard">5 / 11</text:p>
      <text:p text:style-name="Standard">Limite de saque</text:p>
      <text:p text:style-name="Standard">Valores atualizados na data de fechamento da faturaValores atualizados na data de fechamento da fatura</text:p>
      <text:p text:style-name="Standard">TotalUtilizadoDisponívelTotalUtilizadoDisponível</text:p>
      <text:p text:style-name="Standard">R$164.600,00R$23.433,83R$141.166,17R$16.460,00R$0,00R$16.460,00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Transações do cartão principal</text:p>
      <text:p text:style-name="Standard">Lembrando: nesta fatura serão lançadas apenas transações feitas até 31/10/25.</text:p>
      <text:p text:style-name="Standard">C6 Carbon Virtual Final 0592 - ISRAEL BORBA</text:p>
      <text:p text:style-name="Standard">Cartão Virtual</text:p>
      <text:p text:style-name="Standard">Subtotal deste cartão R$ 2.699,82</text:p>
      <text:p text:style-name="Standard">Valores em reais</text:p>
      <text:p text:style-name="Standard">11 setCOPA AIRLINES WEB - Parcela 2/622 setPG *AUVP AUVPESCOLA - Parcela 2/12249,75</text:p>
      <text:p text:style-name="Standard">10 outZP *GUILHERME MEDINA B - Parcela 1/2213,00</text:p>
      <text:p text:style-name="Standard">14 outCURSOR, AI POWERED IDE NEUSD 20,00 | Cotação USD: R$5,7514 outCURSOR, AI POWERED IDE NEIOF Transações Exterior25 outTARDEZINHA2025PORTOA - Parcela 1/2</text:p>
      <text:p text:style-name="Standard">C6 Carbon Final 9962 - ISRAEL BORBA</text:p>
      <text:p text:style-name="Standard">114,98</text:p>
      <text:p text:style-name="Standard">4,02</text:p>
      <text:p text:style-name="Standard">668,44</text:p>
      <text:p text:style-name="Standard">Subtotal deste cartão R$ 3.093,11</text:p>
      <text:p text:style-name="Standard">24 janAPP11 fevCENTRODESAUDE - Parcela 9/18352,00</text:p>
      <text:p text:style-name="Standard">07 agoBONNIE02 PARTICIPACOES - Parcela 3/4207,22</text:p>
      <text:p text:style-name="Standard">24 agoVINICOLA ARTE VIVA - Parcela 3/3268,33</text:p>
      <text:p text:style-name="Standard">29 setEVO*TOGNI DE - Parcela 2/2150,00</text:p>
      <text:p text:style-name="Standard">07 outInclusao de Pagamento12.010,41</text:p>
      <text:p text:style-name="Standard"><text:soft-page-break/>10 outPLANETBIKE - Parcela 1/10108,90</text:p>
      <text:p text:style-name="Standard">12 outPOSTO CENTRAL199,00</text:p>
      <text:p text:style-name="Standard">16 outTREM DO CORCOVADO LTDA256,00</text:p>
      <text:p text:style-name="Standard">17 outSORVETERIA58,00</text:p>
      <text:p text:style-name="Standard">17 outAVENIDA RIO BRASA548,99</text:p>
      <text:p text:style-name="Standard">6 / 11</text:p>
      <text:p text:style-name="Standard">*ELEMENTSBR - Parcela 10/10</text:p>
      <text:p text:style-name="Standard">1.449,63</text:p>
      <text:p text:style-name="Standard">250,35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Transações do cartão principal</text:p>
      <text:p text:style-name="Standard">Lembrando: nesta fatura serão lançadas apenas transações feitas até 31/10/25.</text:p>
      <text:p text:style-name="Standard">Valores em reais</text:p>
      <text:p text:style-name="Standard">18 outMDPSTHSHVILLAGE MALL R20 outRAIADROGASILSA21 outCONQUISTA CONTROLE E P162,29</text:p>
      <text:p text:style-name="Standard">21 outSCARAMUSSA NEIS INVEST9,54</text:p>
      <text:p text:style-name="Standard">21 outAPPLE.COM/BILL20,50</text:p>
      <text:p text:style-name="Standard">24 outSUSHITO CANOAS222,20</text:p>
      <text:p text:style-name="Standard">24 outDON BARBER70,00</text:p>
      <text:p text:style-name="Standard">29 outAnuidade Diferenciada - Parcela 10/1298,00</text:p>
      <text:p text:style-name="Standard">29 outEstorno Tarifa - Estorno98,00</text:p>
      <text:p text:style-name="Standard">7 / 11</text:p>
      <text:p text:style-name="Standard">205,70</text:p>
      <text:p text:style-name="Standard">4,09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Transações dos cartões adicionais</text:p>
      <text:p text:style-name="Standard">Lembrando: nesta fatura serão lançadas apenas transações feitas até 31/10/25.</text:p>
      <text:p text:style-name="Standard">C6 Carbon Final 3813 - ANA VARELA</text:p>
      <text:p text:style-name="Standard">Subtotal deste cartão R$ 3.203,05</text:p>
      <text:p text:style-name="Standard">Valores em reais</text:p>
      <text:p text:style-name="Standard">07 agoPANVEL FARMACIAS - Parcela 3/397,31</text:p>
      <text:p text:style-name="Standard">18 agoRABUSCH - Parcela 3/3183,30</text:p>
      <text:p text:style-name="Standard">01 set00395 SH PARK CANOAS - Parcela 3/389,90</text:p>
      <text:p text:style-name="Standard">04 set00395 SH PARK CANOAS - Parcela 2/269,85</text:p>
      <text:p text:style-name="Standard">06 set30111 PARK SHOP CANOA - Parcela 2/375,31</text:p>
      <text:p text:style-name="Standard">07 setLIVRARIA LEITURA - Parcela 2/274,45</text:p>
      <text:p text:style-name="Standard">11 setMALIBU CALCADOS - Parcela 2/264,95</text:p>
      <text:p text:style-name="Standard">14 setPANVEL FARMACIAS - Parcela 2/252,31</text:p>
      <text:p text:style-name="Standard">14 set460 RS POA BARRA SH SU - Parcela 2/274,99</text:p>
      <text:p text:style-name="Standard">19 setMP *TAISMATOSSTOR - Parcela 2/264,95</text:p>
      <text:p text:style-name="Standard">22 setPRI*PRIVALIA 68722904 - Parcela 2/5124,39</text:p>
      <text:p text:style-name="Standard">02 outBACIO DI LATTE-LJ009346,85</text:p>
      <text:p text:style-name="Standard">03 outRIACHUELO FL 352152,96</text:p>
      <text:p text:style-name="Standard">03 outPS FERRARI GELATERIA L29,50</text:p>
      <text:p text:style-name="Standard">04 outFOMERIA50,49</text:p>
      <text:p text:style-name="Standard">05 outGIANLUCA - CANOAS24,00</text:p>
      <text:p text:style-name="Standard">09 out1492URBAN30,00</text:p>
      <text:p text:style-name="Standard">09 outJERONIMOIGUATEMI150,00</text:p>
      <text:p text:style-name="Standard">09 outBACIO DI LATTE-LJ009345,90</text:p>
      <text:p text:style-name="Standard">8 / 11Vencimento: 10 de NovembroDébito automático: AtivadoIsrael Machado de Borba</text:p>
      <text:p text:style-name="Standard"><text:soft-page-break/>Valor da fatura: R$ 8.995,98Anuidade: IsentoCartão C6 Carbon</text:p>
      <text:p text:style-name="Standard">Melhor dia de compra: 4</text:p>
      <text:p text:style-name="Standard">Transações dos cartões adicionais</text:p>
      <text:p text:style-name="Standard">Lembrando: nesta fatura serão lançadas apenas transações feitas até 31/10/25.</text:p>
      <text:p text:style-name="Standard">Valores em reais</text:p>
      <text:p text:style-name="Standard">10 outPS FERRARI GELATERIA L29,50</text:p>
      <text:p text:style-name="Standard">10 outVITORIA BIJOUTERIAS LT73,92</text:p>
      <text:p text:style-name="Standard">11 outFOMERIA12,99</text:p>
      <text:p text:style-name="Standard">11 outALLPARK EMPREENDIMENTO10,00</text:p>
      <text:p text:style-name="Standard">13 outBACIODILATTE13,90</text:p>
      <text:p text:style-name="Standard">13 outPS FERRARI GELATERIA L66,50</text:p>
      <text:p text:style-name="Standard">14 outCASADOPAODEQUEIJO39,00</text:p>
      <text:p text:style-name="Standard">14 outBACIODILATTE-LJ302237,85</text:p>
      <text:p text:style-name="Standard">14 outBARRA SHOPPING27,50</text:p>
      <text:p text:style-name="Standard">15 outHUBPAR ACM LAPA12,00</text:p>
      <text:p text:style-name="Standard">15 outRIOPARK35,00</text:p>
      <text:p text:style-name="Standard">16 outGP CACAU E GASTRONOMIA25,80</text:p>
      <text:p text:style-name="Standard">16 outESTACIONAMENTO CORCOVA70,00</text:p>
      <text:p text:style-name="Standard">16 outMODAS BETH38,00</text:p>
      <text:p text:style-name="Standard">16 outANTONIO ERASMO DA SIL30,00</text:p>
      <text:p text:style-name="Standard">17 outMP *BARRACAPIRATA60,00</text:p>
      <text:p text:style-name="Standard">18 outPOINTDOWALDIR45,00</text:p>
      <text:p text:style-name="Standard">18 outRJPARKING BARRA GARDEN22,00</text:p>
      <text:p text:style-name="Standard">19 outCLOUDPARK45,00</text:p>
      <text:p text:style-name="Standard">20 outARPOADOR GASTRONOMIA281,37</text:p>
      <text:p text:style-name="Standard">20 outRAIADROGASILSA</text:p>
      <text:p text:style-name="Standard">9 / 11</text:p>
      <text:p text:style-name="Standard">4,23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Transações dos cartões adicionais</text:p>
      <text:p text:style-name="Standard">Lembrando: nesta fatura serão lançadas apenas transações feitas até 31/10/25.</text:p>
      <text:p text:style-name="Standard">Valores em reais</text:p>
      <text:p text:style-name="Standard">20 outGELATERIA 4D40,00</text:p>
      <text:p text:style-name="Standard">20 outDROGARIA VENANCIO10,37</text:p>
      <text:p text:style-name="Standard">21 outFICTIX130,00</text:p>
      <text:p text:style-name="Standard">21 outBRASILEIRISSIMA GALEAO25,00</text:p>
      <text:p text:style-name="Standard">21 outLEITURA G DOMESTICO112,30</text:p>
      <text:p text:style-name="Standard">21 outBURGER KING103,60</text:p>
      <text:p text:style-name="Standard">21 outPS FERRARI GELATERIA L37,00</text:p>
      <text:p text:style-name="Standard">24 outIGUATEMI PORTO ALEGRE35,10</text:p>
      <text:p text:style-name="Standard">25 outFOMERIA54,28</text:p>
      <text:p text:style-name="Standard">26 outUNISUPER INCONFIDENCIA31,14</text:p>
      <text:p text:style-name="Standard">27 outSUPERLEGAL COMERCIO DE - Parcela 1/363,34</text:p>
      <text:p text:style-name="Standard">27 outDUDALINA PARK SHOPPING - Parcela 1/279,95</text:p>
      <text:p text:style-name="Standard">10 / 11Vencimento: 10 de NovembroDébito automático: AtivadoIsrael Machado de Borba</text:p>
      <text:p text:style-name="Standard">Valor da fatura: R$ 8.995,98Anuidade: IsentoCartão C6 Carbon</text:p>
      <text:p text:style-name="Standard">Melhor dia de compra: 4</text:p>
      <text:p text:style-name="Standard">Formas de pagamento</text:p>
      <text:p text:style-name="Standard">Você pode pagar sua fatura com débito em conta, QR Code Pix ou boleto. Lembre-se: com débito em conta e Pix, seu limite é</text:p>
      <text:p text:style-name="Standard">liberado em minutos. O pagamento com boleto pode levar até 3 dias para ser processado.</text:p>
      <text:p text:style-name="Standard"><text:soft-page-break/>Pague com Pix e libere seu limite em minutos</text:p>
      <text:p text:style-name="Standard">Valor da fatura:</text:p>
      <text:p text:style-name="Standard">É só escanear o QR Code usando o app de qualquer banco para pagar</text:p>
      <text:p text:style-name="Standard">com Pix.R$ 8.995,98</text:p>
      <text:p text:style-name="Standard">Se preferir, você também pode usar o QR Code para pagar com dinheiro</text:p>
      <text:p text:style-name="Standard">em caixas de outros bancos.10/11/2025</text:p>
      <text:p text:style-name="Standard">Vencimento:</text:p>
      <text:p text:style-name="Standard">Você também pode copiar o código Pix abaixo:</text:p>
      <text:p text:style-name="Standard">00020101021226990014br.gov.bcb.pix2577qrcode.c6pix.</text:p>
      <text:p text:style-name="Standard">com/qrs1/v2/cobv/01S5FzBoMu7bLsCoIWKd3Y7BD6jkcpnfQ7rh9y8BE5vr9HF52040000530398654078995.985802BR5907C6</text:p>
      <text:p text:style-name="Standard">BANK6009Sao Paulo62070503***6304AC77</text:p>
      <text:p text:style-name="Standard">336</text:p>
      <text:p text:style-name="Standard">Recibo do pagador</text:p>
      <text:p text:style-name="Standard">NÚMERO DO CARTÃONOSSO NÚMEROVENCIMENTO</text:p>
      <text:p text:style-name="Standard">0592136100201810/11/2025</text:p>
      <text:p text:style-name="Standard">VALOR TOTALPAGAMENTO MÍNIMOVALOR PAGO R$</text:p>
      <text:p text:style-name="Standard">8.995,981.349,40</text:p>
      <text:p text:style-name="Standard">336</text:p>
      <text:p text:style-name="Standard">33690.00009 00000.010132 61002.013144 1 12610000899598</text:p>
      <text:p text:style-name="Standard">LOCAL DE PAGAMENTO</text:p>
      <text:p text:style-name="Standard">VENCIMENTO</text:p>
      <text:p text:style-name="Standard">CANAIS ELETRONICOS, AGENCIAS OU CORRESPONDENTES DE TODO O BRASIL,</text:p>
      <text:p text:style-name="Standard">BENEFICIÁRIO</text:p>
      <text:p text:style-name="Standard">10/11/2025</text:p>
      <text:p text:style-name="Standard">AGÊNCIA/CÓDIGO DO BENEFICIÁRIO</text:p>
      <text:p text:style-name="Standard">0001 / 4207 - 2</text:p>
      <text:p text:style-name="Standard">Banco C6 SA</text:p>
      <text:p text:style-name="Standard">DATA DO DOCUMENTON. DO DOCUMENTOESPÉCIE DOC.ACEITEDATA DO PROCESSAMENTO</text:p>
      <text:p text:style-name="Standard">10/11/2025136100201DMN31/10/2025</text:p>
      <text:p text:style-name="Standard">USO DO BANCOCARTEIRAESPÉCIE31R$</text:p>
      <text:p text:style-name="Standard">QUANTIDADE</text:p>
      <text:p text:style-name="Standard">INSTRUÇÕES</text:p>
      <text:p text:style-name="Standard">VALOR</text:p>
      <text:p text:style-name="Standard">NOSSO NÚMERO</text:p>
      <text:p text:style-name="Standard">1361002018</text:p>
      <text:p text:style-name="Standard">(=) VALOR TOTAL DO DOCUMENTO</text:p>
      <text:p text:style-name="Standard">8.995,98</text:p>
      <text:p text:style-name="Standard">8.995,98</text:p>
      <text:p text:style-name="Standard">(-) PAGAMENTO MÍNIMO</text:p>
      <text:p text:style-name="Standard">(-) VALOR DO PARCELAMENTO</text:p>
      <text:p text:style-name="Standard">(-) DESCONTO / ABATIMENTO</text:p>
      <text:p text:style-name="Standard">PAGADOR:</text:p>
      <text:p text:style-name="Standard">Israel Machado de Borba</text:p>
      <text:p text:style-name="Standard">Rua Quinze de Novembro, 331</text:p>
      <text:p text:style-name="Standard">Nossa Senhora das Graças - 92025380 - Canoas - RS</text:p>
      <text:p text:style-name="Standard">(+) MORA / MULTA</text:p>
      <text:p text:style-name="Standard">(=) VALOR PAGO</text:p>
      <text:p text:style-name="Standard">Sacador / Avalista: Banco C6 SA - CNPJ: 31.872.495/0001-72</text:p>
      <text:p text:style-name="Standard">Autenticação mecânica - FICHA DE COMPENSAÇÃO</text:p>
      <text:p text:style-name="Standard"><text:soft-page-break/>11 / 1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8:37:39.833516942</meta:creation-date>
    <dc:date>2025-11-11T08:37:57.877449997</dc:date>
    <meta:editing-duration>PT18S</meta:editing-duration>
    <meta:editing-cycles>1</meta:editing-cycles>
    <meta:document-statistic meta:table-count="0" meta:image-count="0" meta:object-count="0" meta:page-count="9" meta:paragraph-count="403" meta:word-count="2117" meta:character-count="13959" meta:non-whitespace-character-count="12245"/>
    <meta:generator>LibreOffice/24.2.7.2$Linux_X86_64 LibreOffice_project/420$Build-2</meta:generator>
  </office:meta>
</office:document-meta>
</file>